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3.572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2.223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7.064cm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2.619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T 1910 Project Plan<text:tab/><text:tab/><text:tab/><text:tab/><text:span text:style-name="T1">Name: ___________________________ <text:tab/><text:tab/><text:tab/><text:tab/><text:tab/><text:tab/><text:tab/><text:tab/>TA: _____________________________<text:tab/><text:tab/><text:tab/><text:tab/><text:tab/><text:tab/><text:tab/><text:tab/>School: __________________________</text:span></text:p>
      <text:p text:style-name="P3"/>
      <text:p text:style-name="P3">Purpose:</text:p>
      <text:p text:style-name="P3">What do you intend to do with your project, and how does it relate to ELT 1010 &amp; ELT 1130?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</table:table-cell>
        </table:table-row>
      </table:table>
      <text:p text:style-name="P3"/>
      <text:p text:style-name="P3">Time:</text:p>
      <text:p text:style-name="P3">How long did this project take you, and what was the most time spend on?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/>
          </table:table-cell>
        </table:table-row>
      </table:table>
      <text:p text:style-name="P3"/>
      <text:p text:style-name="P3">Process:</text:p>
      <text:p text:style-name="P3">What was the process in creating the project?</text:p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/>
          </table:table-cell>
        </table:table-row>
      </table:table>
      <text:p text:style-name="P3"/>
      <text:p text:style-name="P3">Technology:</text:p>
      <text:p text:style-name="P3">What technology, tools and processes did you use to complete the project?</text:p>
      <text:p text:style-name="P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/>
          </table:table-cell>
        </table:table-row>
      </table:table>
      <text:p text:style-name="P3"/>
      <text:p text:style-name="P2"><text:soft-page-break/>Evaluation</text:p>
      <text:p text:style-name="P2"><text:span text:style-name="T1"/></text:p>
      <text:p text:style-name="P2"><text:span text:style-name="T1">The student demonstrated that they are proficient in the material presented in ELT 1010 and ELT 1130.</text:span></text:p>
      <text:p text:style-name="P2"><text:span text:style-name="T1">__ / 5</text:span></text:p>
      <text:p text:style-name="P2"><text:span text:style-name="T1"/></text:p>
      <text:p text:style-name="P2"><text:span text:style-name="T1">The student demonstrated that they fully understood the basics of electronics and circuitry.</text:span></text:p>
      <text:p text:style-name="P2"><text:span text:style-name="T1">__ / 5</text:span></text:p>
      <text:p text:style-name="P2"><text:span text:style-name="T1"/></text:p>
      <text:p text:style-name="P2"><text:span text:style-name="T1">The student was creative in their approach and created something beyond basic electronic concepts.</text:span></text:p>
      <text:p text:style-name="P2"><text:span text:style-name="T1">__ / 5</text:span></text:p>
      <text:p text:style-name="P2"><text:span text:style-name="T1"/></text:p>
      <text:p text:style-name="P2"><text:span text:style-name="T1">The student has the capability of creating real world projects based on their knowledge from previous courses.</text:span></text:p>
      <text:p text:style-name="P2"><text:span text:style-name="T1">__ / 5</text:span></text:p>
      <text:p text:style-name="P2"><text:span text:style-name="T1"/></text:p>
      <text:p text:style-name="P2"><text:span text:style-name="T2">Total</text:span><text:span text:style-name="T1">: __ / 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9T15:30:15</meta:creation-date>
    <dc:date>2013-07-09T15:45:13</dc:date>
    <meta:editing-duration>P0D</meta:editing-duration>
    <meta:editing-cycles>1</meta:editing-cycles>
    <meta:document-statistic meta:table-count="4" meta:image-count="0" meta:object-count="0" meta:page-count="2" meta:paragraph-count="19" meta:word-count="147" meta:character-count="903" meta:non-whitespace-character-count="757"/>
    <meta:generator>LibreOffice/3.5$Linux_X86_64 LibreOffice_project/350m1$Build-2</meta:generator>
  </office:meta>
</office:document-meta>
</file>